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'Helvetica Neue', Helvetica, sans-serif"/>
    <style:font-face style:name="Arial" svg:font-family="Arial" style:font-family-generic="roman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d6e1b" officeooo:paragraph-rsid="001d6e1b"/>
    </style:style>
    <style:style style:name="P2" style:family="paragraph" style:parent-style-name="Standard">
      <style:text-properties officeooo:rsid="001ecb8d" officeooo:paragraph-rsid="001ecb8d"/>
    </style:style>
    <style:style style:name="P3" style:family="paragraph" style:parent-style-name="Standard" style:list-style-name="L1">
      <style:text-properties officeooo:rsid="001ecb8d" officeooo:paragraph-rsid="001ecb8d"/>
    </style:style>
    <style:style style:name="P4" style:family="paragraph" style:parent-style-name="Standard" style:list-style-name="L2">
      <style:text-properties officeooo:rsid="001ecb8d" officeooo:paragraph-rsid="001ecb8d"/>
    </style:style>
    <style:style style:name="P5" style:family="paragraph" style:parent-style-name="Standard" style:list-style-name="L3">
      <style:text-properties officeooo:rsid="001ecb8d" officeooo:paragraph-rsid="001ecb8d"/>
    </style:style>
    <style:style style:name="P6" style:family="paragraph" style:parent-style-name="Standard" style:list-style-name="L3">
      <style:text-properties officeooo:rsid="0020752b" officeooo:paragraph-rsid="0020752b"/>
    </style:style>
    <style:style style:name="P7" style:family="paragraph" style:parent-style-name="Standard" style:list-style-name="L4">
      <style:text-properties officeooo:rsid="0020752b" officeooo:paragraph-rsid="0020752b"/>
    </style:style>
    <style:style style:name="P8" style:family="paragraph" style:parent-style-name="Standard">
      <style:text-properties officeooo:rsid="0020752b" officeooo:paragraph-rsid="0020752b"/>
    </style:style>
    <style:style style:name="P9" style:family="paragraph" style:parent-style-name="Standard">
      <style:text-properties officeooo:rsid="0020dd02" officeooo:paragraph-rsid="0020dd02"/>
    </style:style>
    <style:style style:name="P10" style:family="paragraph" style:parent-style-name="Standard">
      <style:text-properties officeooo:rsid="00210c7f" officeooo:paragraph-rsid="00210c7f"/>
    </style:style>
    <style:style style:name="P11" style:family="paragraph" style:parent-style-name="Standard">
      <style:text-properties officeooo:rsid="0022fdf0" officeooo:paragraph-rsid="0022fdf0"/>
    </style:style>
    <style:style style:name="P12" style:family="paragraph" style:parent-style-name="Heading_20_2">
      <style:text-properties officeooo:rsid="0020dd02" officeooo:paragraph-rsid="0020dd02"/>
    </style:style>
    <style:style style:name="P13" style:family="paragraph" style:parent-style-name="Heading_20_2">
      <style:text-properties officeooo:rsid="00210c7f" officeooo:paragraph-rsid="00210c7f"/>
    </style:style>
    <style:style style:name="P14" style:family="paragraph" style:parent-style-name="Heading_20_2">
      <style:text-properties officeooo:rsid="0022fdf0" officeooo:paragraph-rsid="0022fdf0"/>
    </style:style>
    <style:style style:name="P15" style:family="paragraph" style:parent-style-name="Heading_20_1">
      <style:paragraph-properties fo:text-align="center" style:justify-single-word="false"/>
      <style:text-properties officeooo:rsid="0020dd02" officeooo:paragraph-rsid="0020dd02"/>
    </style:style>
    <style:style style:name="P16" style:family="paragraph" style:parent-style-name="Heading_20_3">
      <style:text-properties officeooo:rsid="00210c7f" officeooo:paragraph-rsid="00210c7f"/>
    </style:style>
    <style:style style:name="T1" style:family="text">
      <style:text-properties officeooo:rsid="001d6e1b"/>
    </style:style>
    <style:style style:name="T2" style:family="text">
      <style:text-properties officeooo:rsid="0020752b"/>
    </style:style>
    <style:style style:name="T3" style:family="text">
      <style:text-properties officeooo:rsid="0022fd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sonal Portfolio</text:p>
      <text:p text:style-name="Subtitle">Samir Alibabic</text:p>
      <text:h text:style-name="P15" text:outline-level="1">Contents</text:h>
      <text:h text:style-name="P12" text:outline-level="2">Section <text:span text:style-name="T3">1</text:span>: Landing page</text:h>
      <text:p text:style-name="P9">Samir Alibabic – web designer &amp; developer</text:p>
      <text:p text:style-name="P9">Button: Latest projects</text:p>
      <text:h text:style-name="P12" text:outline-level="2">Section <text:span text:style-name="T3">2</text:span>: Projects</text:h>
      <text:h text:style-name="Heading_20_3" text:outline-level="3">Projects</text:h>
      <text:p text:style-name="P10">I'm using various technologies to create user-friendly, accessible and well-designed online solutions. Some of the work presented here was created on my journey to become a web developer and some was created for clients who trusted in me. </text:p>
      <text:p text:style-name="P1"/>
      <text:h text:style-name="P16" text:outline-level="3">EXPERIENCE</text:h>
      <text:p text:style-name="P10">After graduating from University I started working as a IT-administrator and later as a GIS and database expert in a local civil engineering company. After spending more than 6 years there I've quit to become a developer which has always been my passion. </text:p>
      <text:p text:style-name="P10"/>
      <text:h text:style-name="Heading_20_3" text:outline-level="3">Future</text:h>
      <text:p text:style-name="P10">I'm currently a student at Free Code Camp and Codecademy, where I sharpen my development skills while I'm looking for a new company to work for in this interesting field.</text:p>
      <text:p text:style-name="P1"/>
      <text:p text:style-name="P11">Thumbnails of projects</text:p>
      <text:h text:style-name="P13" text:outline-level="2">Section <text:span text:style-name="T3">3</text:span>: <text:span text:style-name="T3">Skills and Services</text:span></text:h>
      <text:p text:style-name="P11">My ultimate goal is to become a full-stack web developer and my skill-set constantly changes. Currently my strongest point is in the front-end department.</text:p>
      <text:p text:style-name="P11"/>
      <text:p text:style-name="P11">Info-graphic displaying different skills (animated on scroll)</text:p>
      <text:p text:style-name="P1"/>
      <text:h text:style-name="P14" text:outline-level="2">Section 4: Contact</text:h>
      <text:p text:style-name="P11">I'd be happy to answer any questions you might have (or to have a coffee together) so feel free to contact me anyway you like.</text:p>
      <text:p text:style-name="P11">FB, TW, LN, Git, FC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'Helvetica Neue', Helvetica, sans-serif"/>
    <style:font-face style:name="Arial" svg:font-family="Arial" style:font-family-generic="roman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fo:padding="0.49m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49m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default" style:family="paragraph">
      <style:paragraph-properties fo:margin-left="0mm" fo:margin-right="0mm" fo:margin-top="0mm" fo:margin-bottom="0mm" loext:contextual-spacing="false" fo:line-height="100%" fo:text-indent="0mm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2:06:54.656725827</meta:creation-date>
    <dc:date>2016-04-19T13:30:14.158488614</dc:date>
    <meta:editing-duration>PT19M27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1" meta:paragraph-count="20" meta:word-count="207" meta:character-count="1265" meta:non-whitespace-character-count="1075"/>
  </office:meta>
</office:document-meta>
</file>